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system" style:font-pitch="variable"/>
    <style:font-face style:name="Arial" svg:font-family="Arial" style:font-family-generic="roman" style:font-pitch="variable"/>
    <style:font-face style:name="Arial1" svg:font-family="Arial"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6e48b" officeooo:paragraph-rsid="0006e48b"/>
    </style:style>
    <style:style style:name="P2" style:family="paragraph" style:parent-style-name="Standard">
      <style:text-properties fo:font-weight="bold" officeooo:rsid="0006e48b" officeooo:paragraph-rsid="0006e48b" style:font-weight-asian="bold" style:font-weight-complex="bold"/>
    </style:style>
    <style:style style:name="P3" style:family="paragraph" style:parent-style-name="Standard">
      <style:text-properties fo:font-weight="normal" officeooo:rsid="0006e48b" officeooo:paragraph-rsid="0006e48b" style:font-weight-asian="normal" style:font-weight-complex="normal"/>
    </style:style>
    <style:style style:name="P4" style:family="paragraph" style:parent-style-name="Standard">
      <style:text-properties fo:font-weight="normal" officeooo:rsid="0006f21b" officeooo:paragraph-rsid="0006f21b" style:font-weight-asian="normal" style:font-weight-complex="normal"/>
    </style:style>
    <style:style style:name="P5" style:family="paragraph">
      <loext:graphic-properties draw:fill="solid" draw:fill-color="#c0c0c0" draw:opacity="50%"/>
      <style:text-properties style:font-name="Times New Roman" fo:font-size="1pt" style:font-name-asian="Times New Roman1" style:font-name-complex="Times New Roman1"/>
    </style:style>
    <style:style style:name="T1" style:family="text">
      <style:text-properties officeooo:rsid="0006f21b"/>
    </style:style>
    <style:style style:name="gr1" style:family="graphic">
      <style:graphic-properties draw:stroke="none" draw:fill="solid" draw:fill-color="#c0c0c0" draw:opacity="50%" draw:auto-grow-height="false" draw:auto-grow-width="false" fo:min-height="4.297cm" fo:min-width="17.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4.54cm" fo:min-width="18.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783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e Actividades 2024 Capitulo Caribe</text:p>
      <text:p text:style-name="P1">Academia de Ciencias Fisicas Exactas y Naturales</text:p>
      <text:p text:style-name="P1"/>
      <text:p text:style-name="P1"/>
      <text:p text:style-name="P1">En el año 2024, logramos en el capitulo caribe avanzar varias alianzas locales y internacionales con la meta de fortalezer la region Atlántico a través de la ciencia. </text:p>
      <text:p text:style-name="P1"/>
      <text:p text:style-name="P1"/>
      <text:p text:style-name="P2">En la Universidad De Magdalena;</text:p>
      <text:p text:style-name="P3"/>
      <text:p text:style-name="P3">Con la colaboración de la vicerrectoría de investigación de la Universidad de Magdalena, el apollo de ___[Persona U Magdalena]____, ___[Persona U Magdalena]____, ___[Persona U Magdalena]____, y el uso efectivo de el _____[Coliseo o amphiteatro donde se realizó el evento]______,</text:p>
      <text:p text:style-name="P3"/>
      <text:p text:style-name="P3"/>
      <text:p text:style-name="P3">Se realizó un fuerte apollo a varios reconocimientos nacionales de ciencia, en el dia de la mujer. La charla principal, dictada por la Dra. Angela María Guzmán, puso al día la región sobre los ultimos avanzes en mediciones de vibraciones cuanticas, </text:p>
      <text:p text:style-name="P3"/>
      <text:p text:style-name="P3">Avanzes tán importantes que en la comundiad internacional resultaron surgir preguntas que quizás estos resultados, mediciones hechas en atosegundos de vibraciones energeticas, desprobaban o contraindicaban los fundamentos de mecanica cuantica. </text:p>
      <text:p text:style-name="P3"/>
      <text:p text:style-name="P3">Sin terminar, </text:p>
      <text:p text:style-name="P3"/>
      <text:p text:style-name="P3">Este evento grabado y comunicado por las redes sociales fue precedido por una reunion privada con la [junta directiva] de la Universidad de Magdalena, en la cual se presentó de parte de la Academia la idea actualmente innovadora de la Diplomacia Cientifica como estrategia para llevar el conocimiento y salud de la ciencia a la publica y politica general.</text:p>
      <text:p text:style-name="P3"/>
      <text:p text:style-name="P3"/>
      <text:p text:style-name="P3"/>
      <text:p text:style-name="P3"/>
      <text:p text:style-name="P2">En la Universidad del Atlántico, </text:p>
      <text:p text:style-name="P2"/>
      <text:p text:style-name="P3">Con convenio y apollo de parte del Colegio Maximo, como también _____[Entidad Co-organizadora]___, _____[Entidad Co-organizadora]______, [Entidad Co-organizadora]______, </text:p>
      <text:p text:style-name="P3"/>
      <text:p text:style-name="P3">Se realizó por primera vez en la región Atlántico un foro nacional para fomentar seriamente una discusión entre cientificos sobre el incumbente desaguo nacional. </text:p>
      <text:p text:style-name="P3"/>
      <text:p text:style-name="P3">El Doctor ___[Sr que habló sobre la erosión de la costa]____ hizo entender los impactos catastróficos a comunidades locales que surgen <text:span text:style-name="T1">cuando por cambios en corrientes marinas dictados por condiciones climaticas a corto y largo plazo borran y desplazan islas, cienagas, y otro terreno fundamental en la costa. </text:span></text:p>
      <text:p text:style-name="P3"/>
      <text:p text:style-name="P4">El Doctor ____[Sr que habló sobre plastico en las rocas]____ discutió que la severidad de polución plastica ha llegado a tal nivel que se está solicitando a nivel nacional categorizar formaciónes de rocas <text:soft-page-break/>interjectadas con pedazos y restos de plastico, como botellas de cocacola, bolsas, etc., como un avanze significativo en la historia paleontológica de la geología terrestra. </text:p>
      <text:p text:style-name="P4"/>
      <text:p text:style-name="P4">El Doctor _____[Sr aquífero de Sucre]_____ comunicó el problema que están enfrentando la comunidad de Sucre al realizar que sus reservas de agua, a través del Aquifero de Sucre, son en realidad mucho menos de lo pensado, debido a las dificultades tecnologicas que hacen, si no imposible, impractical, lograr acceder en un futuro una mayoría del agua teóricamente subterranea,</text:p>
      <text:p text:style-name="P4"/>
      <text:p text:style-name="P4">Pero también comunicó la fuerte intención local de la comunidad cientifica y politica de encontrar y buscar soluciones para mejorar la capacidad de regeneración de sus reservas, un interés profundo que lo movió a participar en tal evento con la meta de que varios, si solo alguién, podrán con su presentación brindar el apollo cientifico que estableció sin duda necesitan. </text:p>
      <text:p text:style-name="P4"/>
      <text:p text:style-name="P4"/>
      <text:p text:style-name="P4">La Doctora ____[Andrea Monroy]_____, experta en temas de toxicología microbiologica, elaboró la infestación de aguas grises que están conociendo comunidades rurales a través del país, que ataca los ríos y rizuelos que necesitan para sobrevivir, </text:p>
      <text:p text:style-name="P4"/>
      <text:p text:style-name="P4">Y compartió su solución, ya siendo experimentada, de un sistema personal de tecnología científica, basado en conocimiento de los efectos de varias plantas y raizes sobre polución aquatica, contable, accesible, </text:p>
      <text:p text:style-name="P4"/>
      <text:p text:style-name="P4">En el cual aguas grises serían filtradas por tal sistema ocupando sino varios metros cuadrados para dar aguas utiles para usos agropecuari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roman" style:font-pitch="variable"/>
    <style:font-face style:name="Algerian1" svg:font-family="Algerian" style:font-family-generic="system" style:font-pitch="variable"/>
    <style:font-face style:name="Arial" svg:font-family="Arial" style:font-family-generic="roman" style:font-pitch="variable"/>
    <style:font-face style:name="Arial1" svg:font-family="Arial"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c0c0c0" draw:opacity="50%"/>
      <style:text-properties style:font-name="Times New Roman" fo:font-size="1pt" style:font-name-asian="Times New Roman1" style:font-name-complex="Times New Roman1"/>
    </style:style>
    <style:style style:name="Mgr1" style:family="graphic">
      <style:graphic-properties draw:stroke="none" draw:fill="solid" draw:fill-color="#c0c0c0" draw:opacity="50%" draw:auto-grow-height="false" draw:auto-grow-width="false" fo:min-height="4.297cm" fo:min-width="17.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783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4.54cm" fo:min-width="18.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 draw:name="PowerPlusWaterMarkObject" draw:style-name="Mgr1" draw:text-style-name="MP1" svg:width="17.589cm" svg:height="4.296cm" draw:transform="rotate (0.785398163397448) translate (1.05833333333333cm 16.4184583333333cm)"><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2"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3"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4"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5" draw:name="PowerPlusWaterMarkObject" draw:style-name="Mgr2" draw:text-style-name="MP1" svg:width="11.399cm" svg:height="2.782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6"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7" draw:name="PowerPlusWaterMarkObject" draw:style-name="Mgr3" draw:text-style-name="MP1" svg:width="18.589cm" svg:height="4.539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8"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9"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0" draw:name="PowerPlusWaterMarkObject" draw:style-name="Mgr1" draw:text-style-name="MP1" svg:width="17.589cm" svg:height="4.296cm" draw:transform="rotate (0.785398163397448)"><text:p>Provision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17:25:51.328000000</meta:creation-date>
    <dc:date>2025-01-06T18:04:19.400000000</dc:date>
    <meta:editing-duration>PT38M27S</meta:editing-duration>
    <meta:editing-cycles>2</meta:editing-cycles>
    <meta:generator>LibreOffice/7.6.7.2$Windows_X86_64 LibreOffice_project/dd47e4b30cb7dab30588d6c79c651f218165e3c5</meta:generator>
    <meta:document-statistic meta:table-count="0" meta:image-count="0" meta:object-count="0" meta:page-count="2" meta:paragraph-count="19" meta:word-count="574" meta:character-count="3825" meta:non-whitespace-character-count="3257"/>
  </office:meta>
</office:document-meta>
</file>